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margin-top="0in" fo:margin-bottom="0in" fo:padding="0in" fo:border="none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Standard">
      <style:paragraph-properties fo:margin-top="0in" fo:margin-bottom="0.1965in" fo:padding="0.0193in" fo:border="0.0008in solid #d9d9e3"/>
    </style:style>
    <style:style style:name="P7" style:family="paragraph" style:parent-style-name="Standard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i, Do you know the answer to this puzzle. What goes up a chimney down but can't go down the chimney up?</text:p>
      <text:p text:style-name="P6">ChatGPT</text:p>
      <text:p text:style-name="P4">Yes, I do! The answer to this classic riddle is "an umbrella." An umbrella can be easily lifted up a chimney, but it would be impossible to lower it down the chimney from the top.</text:p>
      <text:p text:style-name="P3"><draw:frame draw:style-name="fr1" draw:name="graphics1" text:anchor-type="as-char" svg:width="0.7862in" svg:height="0.3929in" draw:z-index="0"><draw:image xlink:href="data:image/svg+xml,%3Csvg%20xmlns=%27http://www.w3.org/2000/svg%27%20version=%271.1%27%20width=%2738%27%20height=%2738%27/%3E" xlink:type="simple" xlink:show="embed" xlink:actuate="onLoad"/></draw:frame><draw:frame draw:style-name="fr1" draw:name="graphics2" text:anchor-type="as-char" svg:width="0.7862in" svg:height="0.3929in" draw:z-index="1"><draw:image xlink:href="https://chat.openai.com/_next/image?url=https%3A%2F%2Fs.gravatar.com%2Favatar%2F8b33df781a3af3d5bc3aecb42b7ca9e8%3Fs%3D480%26r%3Dpg%26d%3Dhttps%253A%252F%252Fcdn.auth0.com%252Favatars%252Fjl.png&amp;w=96&amp;q=75" xlink:type="simple" xlink:show="embed" xlink:actuate="onLoad"/><svg:title>User</svg:title></draw:frame></text:p>
      <text:p text:style-name="P1">That is great! Thank you! Can you give me 3 more puzzles with about the same difficulty but don't tell me the solutions. My friend and I would like to come up with the answers. If we can't, we will ask you what the solutions are.</text:p>
      <text:p text:style-name="P4">ChatGPT</text:p>
      <text:p text:style-name="P4">Sure, here are three puzzles for you and your friend to solve:</text:p>
      <text:list xml:id="list2723544546926534555" text:style-name="L1">
        <text:list-item>
          <text:p text:style-name="P2">What has a heart that doesn't beat?</text:p>
        </text:list-item>
        <text:list-item>
          <text:p text:style-name="P2">The more you take, the more you leave behind. What am I?</text:p>
        </text:list-item>
        <text:list-item>
          <text:p text:style-name="P5">What starts with an E, ends with an E, but only contains one letter?</text:p>
        </text:list-item>
      </text:list>
      <text:p text:style-name="P4">Good luck, and feel free to ask me for the solutions if you get stuck!</text:p>
      <text:p text:style-name="P3"><draw:frame draw:style-name="fr1" draw:name="graphics3" text:anchor-type="as-char" svg:width="0.7862in" svg:height="0.3929in" draw:z-index="2"><draw:image xlink:href="data:image/svg+xml,%3Csvg%20xmlns=%27http://www.w3.org/2000/svg%27%20version=%271.1%27%20width=%2738%27%20height=%2738%27/%3E" xlink:type="simple" xlink:show="embed" xlink:actuate="onLoad"/></draw:frame><draw:frame draw:style-name="fr1" draw:name="graphics4" text:anchor-type="as-char" svg:width="0.7862in" svg:height="0.3929in" draw:z-index="3"><draw:image xlink:href="https://chat.openai.com/_next/image?url=https%3A%2F%2Fs.gravatar.com%2Favatar%2F8b33df781a3af3d5bc3aecb42b7ca9e8%3Fs%3D480%26r%3Dpg%26d%3Dhttps%253A%252F%252Fcdn.auth0.com%252Favatars%252Fjl.png&amp;w=96&amp;q=75" xlink:type="simple" xlink:show="embed" xlink:actuate="onLoad"/><svg:title>User</svg:title></draw:frame></text:p>
      <text:p text:style-name="P1">Thank you very much!</text:p>
      <text:p text:style-name="P4">ChatGPT</text:p>
      <text:p text:style-name="P4">You're welcome! Have fun solving the puzzles! If you have any more questions or need further assistance, feel free to ask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3-05-04T20:43:18.34</meta:creation-date>
    <meta:document-statistic meta:table-count="0" meta:image-count="4" meta:object-count="0" meta:page-count="1" meta:paragraph-count="15" meta:word-count="194" meta:character-count="976"/>
    <dc:date>2023-05-04T20:45:59.57</dc:date>
    <dc:creator>James Lombardi</dc:creator>
    <meta:editing-duration>PT2M43S</meta:editing-duration>
    <meta:editing-cycles>1</meta:editing-cycles>
    <meta:generator>OpenOffice/4.1.2$Win32 OpenOffice.org_project/412m3$Build-9782</meta:generator>
  </office:meta>
</office:document-meta>
</file>